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0d48" officeooo:paragraph-rsid="000e0d48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e0d48" officeooo:paragraph-rsid="000e0d48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e49cc" officeooo:paragraph-rsid="000e49cc"/>
    </style:style>
    <style:style style:name="P4" style:family="paragraph" style:parent-style-name="Standard" style:list-style-name="L1">
      <style:text-properties officeooo:rsid="000e49cc" officeooo:paragraph-rsid="000e49cc"/>
    </style:style>
    <style:style style:name="P5" style:family="paragraph" style:parent-style-name="Standard">
      <style:text-properties style:text-underline-style="solid" style:text-underline-width="auto" style:text-underline-color="font-color" officeooo:rsid="000e0d48" officeooo:paragraph-rsid="000e0d48"/>
    </style:style>
    <style:style style:name="P6" style:family="paragraph" style:parent-style-name="Standard">
      <style:text-properties officeooo:rsid="000ed130" officeooo:paragraph-rsid="000ed130"/>
    </style:style>
    <style:style style:name="P7" style:family="paragraph" style:parent-style-name="Standard">
      <style:text-properties officeooo:rsid="000efc3d" officeooo:paragraph-rsid="000efc3d"/>
    </style:style>
    <style:style style:name="P8" style:family="paragraph" style:parent-style-name="Standard">
      <style:text-properties officeooo:rsid="000fc9df" officeooo:paragraph-rsid="000fc9df"/>
    </style:style>
    <style:style style:name="P9" style:family="paragraph" style:parent-style-name="Standard">
      <style:text-properties style:text-underline-style="none" officeooo:rsid="000e0d48" officeooo:paragraph-rsid="000e0d48"/>
    </style:style>
    <style:style style:name="P10" style:family="paragraph" style:parent-style-name="Standard">
      <style:text-properties style:text-underline-style="none" officeooo:rsid="0015641b" officeooo:paragraph-rsid="0015641b"/>
    </style:style>
    <style:style style:name="P11" style:family="paragraph" style:parent-style-name="Standard" style:list-style-name="L3">
      <style:text-properties officeooo:rsid="00186bef" officeooo:paragraph-rsid="00186bef"/>
    </style:style>
    <style:style style:name="P12" style:family="paragraph" style:parent-style-name="Standard">
      <style:text-properties officeooo:rsid="00186bef" officeooo:paragraph-rsid="00186bef"/>
    </style:style>
    <style:style style:name="P13" style:family="paragraph" style:parent-style-name="Standard" style:list-style-name="L4">
      <style:text-properties officeooo:rsid="00186bef" officeooo:paragraph-rsid="00186bef"/>
    </style:style>
    <style:style style:name="P14" style:family="paragraph" style:parent-style-name="Standard">
      <style:text-properties officeooo:rsid="001a5c02" officeooo:paragraph-rsid="001a5c02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0efc3d" officeooo:paragraph-rsid="000efc3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0e49cc" officeooo:paragraph-rsid="000e49cc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0ed130" officeooo:paragraph-rsid="000ed130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bold" officeooo:rsid="000efc3d" officeooo:paragraph-rsid="000efc3d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86bef" officeooo:paragraph-rsid="00186bef"/>
    </style:style>
    <style:style style:name="T1" style:family="text">
      <style:text-properties officeooo:rsid="001a5c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50 – AL with python</text:p>
      <text:p text:style-name="P1"/>
      <text:p text:style-name="P5">Chap0 – Search</text:p>
      <text:p text:style-name="P9"/>
      <text:p text:style-name="P10">Examples:</text:p>
      <text:list xml:id="list3333959229" text:style-name="L1">
        <text:list-item>
          <text:p text:style-name="P4">15-puzzle problem</text:p>
        </text:list-item>
        <text:list-item>
          <text:p text:style-name="P4">maze – inital to final stage</text:p>
        </text:list-item>
        <text:list-item>
          <text:p text:style-name="P4">driving directions on a map</text:p>
        </text:list-item>
      </text:list>
      <text:p text:style-name="P3"/>
      <text:p text:style-name="P7">Terminology:</text:p>
      <text:p text:style-name="P16">agent</text:p>
      <text:p text:style-name="P16">state</text:p>
      <text:p text:style-name="P16">inital state*</text:p>
      <text:p text:style-name="P16">actions(set of states)*</text:p>
      <text:p text:style-name="P16">transition model*</text:p>
      <text:p text:style-name="P16">result(current state, action) </text:p>
      <text:p text:style-name="P16">state space </text:p>
      <text:p text:style-name="P17">goal test*</text:p>
      <text:p text:style-name="P17">path cost function*</text:p>
      <text:p text:style-name="P6"/>
      <text:p text:style-name="P8">Data Structure:</text:p>
      <text:p text:style-name="P18">Node</text:p>
      <text:p text:style-name="P15">- current state</text:p>
      <text:p text:style-name="P15">- parent node</text:p>
      <text:p text:style-name="P15">- action</text:p>
      <text:p text:style-name="P15">- path cost</text:p>
      <text:p text:style-name="P15"/>
      <text:p text:style-name="P19">Approach:</text:p>
      <text:p text:style-name="P19">1. start frontier(queue/stack) with inital state</text:p>
      <text:p text:style-name="P19">2. Repeat</text:p>
      <text:list xml:id="list3923638317" text:style-name="L3">
        <text:list-item>
          <text:p text:style-name="P11">if frontier empty, then no solution</text:p>
        </text:list-item>
        <text:list-item>
          <text:p text:style-name="P11">remove node from frontier</text:p>
        </text:list-item>
        <text:list-item>
          <text:p text:style-name="P11">if node == goal, solution found</text:p>
        </text:list-item>
        <text:list-item>
          <text:p text:style-name="P11">else expand node, and add resulting nodes to frontier</text:p>
        </text:list-item>
      </text:list>
      <text:p text:style-name="P12"/>
      <text:p text:style-name="P12">eg: find path from A -&gt; E</text:p>
      <text:p text:style-name="P12"/>
      <text:p text:style-name="P12">Revised Approach:</text:p>
      <text:p text:style-name="P12">1. start frontier(queue/stack) with inital state</text:p>
      <text:p text:style-name="P12">2. start explored(set)</text:p>
      <text:p text:style-name="P12">3. Repeat</text:p>
      <text:list xml:id="list4222277644" text:style-name="L4">
        <text:list-item>
          <text:p text:style-name="P13">if frontier empty, then no solution</text:p>
        </text:list-item>
        <text:list-item>
          <text:p text:style-name="P13">remove node from frontier</text:p>
        </text:list-item>
        <text:list-item>
          <text:p text:style-name="P13">if node == goal, solution found</text:p>
        </text:list-item>
        <text:list-item>
          <text:p text:style-name="P13">else expand node, and add resulting nodes to frontier if not in explored and fro<text:span text:style-name="T1">n</text:span>tier</text:p>
        </text:list-item>
      </text:list>
      <text:p text:style-name="P12"/>
      <text:p text:style-name="P14">Algorithms:</text:p>
      <text:p text:style-name="P14">1. Deapth First Search – stack</text:p>
      <text:p text:style-name="P14">2. Breadth First Search – queue</text:p>
      <text:p text:style-name="P14">(explain using maze problem) 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0:22:37.814713664</meta:creation-date>
    <dc:date>2020-09-07T11:28:21.099067155</dc:date>
    <meta:editing-duration>PT23M3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42" meta:word-count="164" meta:character-count="947" meta:non-whitespace-character-count="828"/>
  </office:meta>
</office:document-meta>
</file>